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Diameter: 0.618</text:p>
          </table:table-cell>
          <table:covered-table-cell table:number-columns-repeated="2"/>
          <table:table-cell table:number-columns-repeated="2"/>
          <table:table-cell table:style-name="ce4" office:value-type="string" calcext:value-type="string" table:number-columns-spanned="3" table:number-rows-spanned="1">
            <text:p>Diameter: 0.082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Wave Number</text:p>
          </table:table-cell>
          <table:table-cell table:style-name="ce3" office:value-type="string" calcext:value-type="string">
            <text:p>λ</text:p>
          </table:table-cell>
          <table:table-cell table:style-name="ce3" office:value-type="string" calcext:value-type="string">
            <text:p>κ</text:p>
          </table:table-cell>
          <table:table-cell table:number-columns-repeated="2"/>
          <table:table-cell office:value-type="string" calcext:value-type="string">
            <text:p>Wave Number</text:p>
          </table:table-cell>
          <table:table-cell table:style-name="ce3" office:value-type="string" calcext:value-type="string">
            <text:p>λ</text:p>
          </table:table-cell>
          <table:table-cell table:style-name="ce3" office:value-type="string" calcext:value-type="string">
            <text:p>κ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405" calcext:value-type="float">
            <text:p>0.008405</text:p>
          </table:table-cell>
          <table:table-cell table:formula="of:=2*PI()/[.B3]" office:value-type="float" office:value="747.553278665031" calcext:value-type="float">
            <text:p>747.5532786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7371" calcext:value-type="float">
            <text:p>0.007371</text:p>
          </table:table-cell>
          <table:table-cell table:formula="of:=2*PI()/[.G3]" office:value-type="float" office:value="852.41965909369" calcext:value-type="float">
            <text:p>852.41965909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8114" calcext:value-type="float">
            <text:p>0.008114</text:p>
          </table:table-cell>
          <table:table-cell table:formula="of:=2*PI()/[.B4]" office:value-type="float" office:value="774.363483753954" calcext:value-type="float">
            <text:p>774.3634837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5582" calcext:value-type="float">
            <text:p>0.005582</text:p>
          </table:table-cell>
          <table:table-cell table:formula="of:=2*PI()/[.G4]" office:value-type="float" office:value="1125.61542586521" calcext:value-type="float">
            <text:p>1125.6154258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452" calcext:value-type="float">
            <text:p>0.006452</text:p>
          </table:table-cell>
          <table:table-cell table:formula="of:=2*PI()/[.B5]" office:value-type="float" office:value="973.835292495286" calcext:value-type="float">
            <text:p>973.835292495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05291" calcext:value-type="float">
            <text:p>0.005291</text:p>
          </table:table-cell>
          <table:table-cell table:formula="of:=2*PI()/[.G5]" office:value-type="float" office:value="1187.52321058015" calcext:value-type="float">
            <text:p>1187.5232105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265" calcext:value-type="float">
            <text:p>0.007265</text:p>
          </table:table-cell>
          <table:table-cell table:formula="of:=2*PI()/[.B6]" office:value-type="float" office:value="864.856890183013" calcext:value-type="float">
            <text:p>864.8568901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0635" calcext:value-type="float">
            <text:p>0.00635</text:p>
          </table:table-cell>
          <table:table-cell table:formula="of:=2*PI()/[.G6]" office:value-type="float" office:value="989.478001130643" calcext:value-type="float">
            <text:p>989.478001130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3" table:number-rows-spanned="1">
            <text:p>Diameter: 0.0824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Wave Number</text:p>
          </table:table-cell>
          <table:table-cell table:style-name="ce3" office:value-type="string" calcext:value-type="string">
            <text:p>λ</text:p>
          </table:table-cell>
          <table:table-cell table:style-name="ce3" office:value-type="string" calcext:value-type="string">
            <text:p>κ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371" calcext:value-type="float">
            <text:p>0.007371</text:p>
          </table:table-cell>
          <table:table-cell table:formula="of:=2*PI()/[.B10]" office:value-type="float" office:value="852.41965909369" calcext:value-type="float">
            <text:p>852.419659093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582" calcext:value-type="float">
            <text:p>0.005582</text:p>
          </table:table-cell>
          <table:table-cell table:formula="of:=2*PI()/[.B11]" office:value-type="float" office:value="1125.61542586521" calcext:value-type="float">
            <text:p>1125.615425865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5291" calcext:value-type="float">
            <text:p>0.005291</text:p>
          </table:table-cell>
          <table:table-cell table:formula="of:=2*PI()/[.B12]" office:value-type="float" office:value="1187.52321058015" calcext:value-type="float">
            <text:p>1187.523210580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35" calcext:value-type="float">
            <text:p>0.00635</text:p>
          </table:table-cell>
          <table:table-cell table:formula="of:=2*PI()/[.B13]" office:value-type="float" office:value="989.478001130643" calcext:value-type="float">
            <text:p>989.4780011306</text:p>
          </table:table-cell>
          <table:table-cell table:number-columns-repeated="5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36:47.215628449</meta:creation-date>
    <dc:date>2016-12-04T20:03:15.988935519</dc:date>
    <meta:editing-duration>PT12M49S</meta:editing-duration>
    <meta:editing-cycles>2</meta:editing-cycles>
    <meta:generator>LibreOffice/5.1.4.2$Linux_X86_64 LibreOffice_project/10m0$Build-2</meta:generator>
    <meta:document-statistic meta:table-count="1" meta:cell-count="48" meta:object-count="0"/>
  </office:meta>
</office:document-meta>
</file>